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pmParaKeepWithNext" style:family="paragraph">
      <style:text-properties style:font-name-asian="Mincho" style:font-name="Nimbus Sans L" style:font-name-complex="Tahoma"/>
    </style:style>
    <style:style style:name="P2" style:parent-style-name="Standard" style:family="paragraph">
      <style:text-properties officeooo:paragraph-rsid="001b8e71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name-asian="Mincho" style:font-name="Nimbus Sans L" style:font-name-complex="Tahoma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US" style:font-size-asian="12pt" style:text-line-through-type="none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Notifia</text:p>
      <text:list text:style-name="podNumberedList" text:continue-numbering="false"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</text:list-item>
            <text:list-item>
              <text:list text:style-name="podNumberedList"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>First line</text:p>
      <text:p text:style-name="ParaKWN">Second line: must be keepWithNext</text:p>
      <text:p text:style-name="Standard"/>
      <text:p>First line</text:p>
      <text:list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>First line</text:p>
      <text:list text:style-name="podNumberedList" text:continue-numbering="false">
        <text:list-item>
          <text:p text:style-name="podNumberItemKeepWithNext">This NB should be KWN</text:p>
        </text:list-item>
      </text:list>
      <text:p>First para</text:p>
      <text:p text:style-name="ParaKWN">Hello1</text:p>
      <text:p text:style-name="CS1"><text:span text:style-name="CS2">Hello.</text:span></text:p>
      <text:p>TEST KWN #2</text:p>
      <text:p text:style-name="CS3">This line generates a style that must not be reused</text:p>
      <text:p text:style-name="CS1">KWN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Ubuntu1" style:font-pitch="variable" svg:font-family="Ubuntu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ParaKWN">
      <style:paragraph-properties fo:text-align="justify"/>
    </style:style>
    <style:style style:name="CS2" style:family="text">
      <style:text-properties fo:font-size="10.0pt"/>
    </style:style>
    <style:style style:name="CS3" style:family="paragraph" style:parent-style-name="Standard">
      <style:paragraph-properties fo:text-align="justify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pmParaKeepWithNext" style:master-page-name="" style:class="text" style:parent-style-name="Standard" style:family="paragraph">
      <style:paragraph-properties fo:keep-with-next="always" style:page-number="auto">
        <style:tab-stops>
          <style:tab-stop style:position="15cm" style:type="center"/>
        </style:tab-stops>
      </style:paragraph-properties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aetan Delannay</meta:initial-creator>
    <meta:creation-date>2007-08-06T12:09:45</meta:creation-date>
    <dc:date>2017-09-11T08:58:18.021484151</dc:date>
    <dc:language>en-US</dc:language>
    <meta:editing-cycles>23</meta:editing-cycles>
    <meta:editing-duration>PT2H30M16S</meta:editing-duration>
    <meta:document-statistic meta:table-count="0" meta:image-count="0" meta:object-count="0" meta:page-count="1" meta:paragraph-count="9" meta:word-count="101" meta:character-count="576" meta:non-whitespace-character-count="479"/>
    <meta:user-defined meta:name="Info 1"/>
    <meta:user-defined meta:name="Info 2"/>
    <meta:user-defined meta:name="Info 3"/>
    <meta:user-defined meta:name="Info 4"/>
  </office:meta>
</office:document-meta>
</file>